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officeooo:rsid="000e2b5c" officeooo:paragraph-rsid="000e2b5c"/>
    </style:style>
    <style:style style:name="P3" style:family="paragraph" style:parent-style-name="Standard">
      <style:text-properties fo:language="en" fo:country="GB" officeooo:rsid="000f4117" officeooo:paragraph-rsid="000f4117"/>
    </style:style>
    <style:style style:name="P4" style:family="paragraph" style:parent-style-name="Standard">
      <style:text-properties fo:language="en" fo:country="GB" officeooo:paragraph-rsid="00103e6f"/>
    </style:style>
    <style:style style:name="P5" style:family="paragraph" style:parent-style-name="Standard">
      <style:text-properties fo:language="en" fo:country="GB" officeooo:rsid="0010b39c" officeooo:paragraph-rsid="0010b39c"/>
    </style:style>
    <style:style style:name="P6" style:family="paragraph" style:parent-style-name="Standard">
      <style:text-properties fo:language="en" fo:country="GB" officeooo:paragraph-rsid="0010eee3"/>
    </style:style>
    <style:style style:name="P7" style:family="paragraph" style:parent-style-name="Standard">
      <style:text-properties fo:language="en" fo:country="GB" officeooo:rsid="00116e97" officeooo:paragraph-rsid="00116e97"/>
    </style:style>
    <style:style style:name="P8" style:family="paragraph" style:parent-style-name="Standard">
      <style:text-properties fo:language="en" fo:country="GB" officeooo:rsid="00129aae" officeooo:paragraph-rsid="00129aae"/>
    </style:style>
    <style:style style:name="P9" style:family="paragraph" style:parent-style-name="Standard">
      <style:text-properties fo:language="en" fo:country="GB" officeooo:rsid="001598bc" officeooo:paragraph-rsid="001598bc"/>
    </style:style>
    <style:style style:name="T1" style:family="text">
      <style:text-properties officeooo:rsid="000e9fb4"/>
    </style:style>
    <style:style style:name="T2" style:family="text">
      <style:text-properties officeooo:rsid="00103e6f"/>
    </style:style>
    <style:style style:name="T3" style:family="text">
      <style:text-properties officeooo:rsid="0010b39c"/>
    </style:style>
    <style:style style:name="T4" style:family="text">
      <style:text-properties officeooo:rsid="0010eee3"/>
    </style:style>
    <style:style style:name="T5" style:family="text">
      <style:text-properties officeooo:rsid="00122eed"/>
    </style:style>
    <style:style style:name="T6" style:family="text">
      <style:text-properties officeooo:rsid="00124594"/>
    </style:style>
    <style:style style:name="T7" style:family="text">
      <style:text-properties officeooo:rsid="00129aae"/>
    </style:style>
    <style:style style:name="T8" style:family="text">
      <style:text-properties officeooo:rsid="0013412f"/>
    </style:style>
    <style:style style:name="T9" style:family="text">
      <style:text-properties officeooo:rsid="0014c896"/>
    </style:style>
    <style:style style:name="T10" style:family="text">
      <style:text-properties officeooo:rsid="001598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t is difficult to understand how a selfie and a filter can give correct information about a person's political stand and propensity to commit crime. Would a low income indicate someone's willingness to commit a crime? </text:p>
      <text:p text:style-name="P4"/>
      <text:p text:style-name="P4">One could understand that liking a certain picture of a product on social media can indicate what the person is interested in but one cannot conclude trustworthiness and criminality by those activities and a selfie. All the topics and results from the selfie technology are complex questions with multiple underlying factors that are impossible to control with a simple photo and information about social media presence. </text:p>
      <text:p text:style-name="P1"/>
      <text:p text:style-name="P1">-----</text:p>
      <text:p text:style-name="P1"/>
      <text:p text:style-name="P2">How can a simple image (selfie in this case), and perhaps a filter as well give correct data about a persons personality like chans to commit crime/cr<text:span text:style-name="T1">imes or political opinions. An other aspect is the low income side. Is there at higher probability that they will act and preform any kind of crime?</text:span></text:p>
      <text:p text:style-name="P2"/>
      <text:p text:style-name="P3">Take this scenario for example, you like a product/service on a social media platform <text:span text:style-name="T2">that you find interesting.</text:span> <text:span text:style-name="T2">There aren’t any evidence to conclude lack of trust or criminality by just an image and a like on a social media page. </text:span></text:p>
      <text:p text:style-name="P3"/>
      <text:p text:style-name="P5">There are some issues with the prediction model, because it’s based on only convicted criminals, the model may find a normal person who happens to have the same facial characters as one of the criminals from the data set. The same can be applied when liking a social media page perhaps you and a criminal like the same musical band. Are you a criminal only because you like the same music? There for the models needs a lot more fine tuning and better data to for validation.</text:p>
      <text:p text:style-name="P5"/>
      <text:p text:style-name="P5">------------------------------------------------------------------------------------------------------------------------</text:p>
      <text:p text:style-name="P5"/>
      <text:p text:style-name="P5">By sharing private data to the law-enforcement, inappropriate use of data becomes a fact and innocent citizens can get hurt. There can be users who live or work nearby that area which cause a classification error by the algorithm. Also, false accusations from the data analysis can give a person an incorrect political identity based on social media behaviour resulting in a biased conclusion of the possible suspects behind the riot. </text:p>
      <text:p text:style-name="P5"/>
      <text:p text:style-name="P5">The dilemma of choosing between solving crimes and the individual's right to privacy is not easily answered. Severity of the crimes committed compared to the violation of individual privacy must be taken into consideration. Should all crimes result in the police getting sensitive information from private companies? Firms leaking privacy information can damage the trust users have to them which also can generate a more inimical environment in the relationship users have to different companies in the future. </text:p>
      <text:p text:style-name="P5"/>
      <text:p text:style-name="P5">-----</text:p>
      <text:p text:style-name="P5"/>
      <text:p text:style-name="P6"><text:span text:style-name="T3">Sharing personal data with government agencies </text:span><text:span text:style-name="T4">(like law enforcement)</text:span><text:span text:style-name="T3"> may </text:span><text:span text:style-name="T4">be </text:span>inappropriate. <text:span text:style-name="T4">By sharing personal data with the </text:span><text:span text:style-name="T3">government</text:span><text:span text:style-name="T4"> the data it self transforms to facts. By doing this conversion there is a higher chans that innocent peoples get in trouble.</text:span></text:p>
      <text:p text:style-name="P6"/>
      <text:p text:style-name="P7">An example of this could be a person who lives within the proximity of a high risk area. There are a high risk that the prediction algorithm may do a prediction error (most likely a cluster classification error). <text:span text:style-name="T5">There could also be the problems mentioned from question 3a, the social media problem </text:span><text:span text:style-name="T6">when the algorithm wrongly </text:span><text:span text:style-name="T7">classifies a persons</text:span><text:span text:style-name="T6"> political ideology based from how the person </text:span><text:span text:style-name="T7">liked on social media. This is the result of the conclusion from suspects that are behind the riot.</text:span></text:p>
      <text:p text:style-name="P8"><text:soft-page-break/>There is a <text:span text:style-name="T8">dilemma by the individuals rights and crime solving. There are a things to consider, for example individuals rights to have privacy. How high is the seriousness of the crimes that are committed </text:span><text:span text:style-name="T9">and the individuals privacy is an important factor to consider. Is the governments agencies allowed to get access to personal data for every kind of crime committed by third-party suppliers (companies in the private sector). </text:span><text:span text:style-name="T10">There is a risk for the third-party to lose users if they betray there customers by giving out personal data. This could damage the private sector immensely in the future if they do something like that. </text:span></text:p>
      <text:p text:style-name="P8"/>
      <text:p text:style-name="P8">** <text:span text:style-name="T10">FRÅGA – TA EJ MED DETTA**</text:span></text:p>
      <text:p text:style-name="P9">ska vi nämna nått om GDPR m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2T11:35:59.598000000</meta:creation-date>
    <dc:date>2021-10-22T14:16:48.315000000</dc:date>
    <meta:editing-duration>PT16M24S</meta:editing-duration>
    <meta:editing-cycles>3</meta:editing-cycles>
    <meta:generator>LibreOffice/7.2.0.4$Windows_X86_64 LibreOffice_project/9a9c6381e3f7a62afc1329bd359cc48accb6435b</meta:generator>
    <meta:document-statistic meta:table-count="0" meta:image-count="0" meta:object-count="0" meta:page-count="2" meta:paragraph-count="15" meta:word-count="679" meta:character-count="4164" meta:non-whitespace-character-count="3493"/>
  </office:meta>
</office:document-meta>
</file>